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imbus Sans L" officeooo:rsid="001258db" officeooo:paragraph-rsid="001258db"/>
    </style:style>
    <style:style style:name="P2" style:family="paragraph" style:parent-style-name="Standard">
      <style:text-properties style:font-name="Nimbus Sans L" officeooo:rsid="00159921" officeooo:paragraph-rsid="00159921"/>
    </style:style>
    <style:style style:name="P3" style:family="paragraph" style:parent-style-name="Text_20_body">
      <style:text-properties style:font-name="Nimbus Sans L"/>
    </style:style>
    <style:style style:name="P4" style:family="paragraph" style:parent-style-name="Text_20_body">
      <style:text-properties style:font-name="Nimbus Sans L" officeooo:rsid="001258db"/>
    </style:style>
    <style:style style:name="P5" style:family="paragraph" style:parent-style-name="Text_20_body">
      <style:text-properties style:font-name="Nimbus Sans L" officeooo:rsid="001258db" officeooo:paragraph-rsid="001258db"/>
    </style:style>
    <style:style style:name="P6" style:family="paragraph" style:parent-style-name="Text_20_body" style:list-style-name="L1">
      <style:text-properties style:font-name="Nimbus Sans L" officeooo:rsid="001258db" officeooo:paragraph-rsid="001258db"/>
    </style:style>
    <style:style style:name="P7" style:family="paragraph" style:parent-style-name="Text_20_body">
      <style:text-properties style:font-name="Nimbus Sans L" officeooo:rsid="001258db" officeooo:paragraph-rsid="0013a4eb"/>
    </style:style>
    <style:style style:name="P8" style:family="paragraph" style:parent-style-name="Text_20_body" style:list-style-name="L2">
      <style:text-properties style:font-name="Nimbus Sans L" officeooo:rsid="0013a4eb" officeooo:paragraph-rsid="0013a4eb"/>
    </style:style>
    <style:style style:name="P9" style:family="paragraph" style:parent-style-name="Text_20_body">
      <style:text-properties style:font-name="Nimbus Sans L" officeooo:rsid="0013a4eb" officeooo:paragraph-rsid="0013a4eb"/>
    </style:style>
    <style:style style:name="P10" style:family="paragraph" style:parent-style-name="Text_20_body">
      <style:text-properties style:font-name="Nimbus Sans L" officeooo:rsid="00159921" officeooo:paragraph-rsid="00159921"/>
    </style:style>
    <style:style style:name="P11" style:family="paragraph" style:parent-style-name="Text_20_body" style:list-style-name="L1">
      <style:text-properties style:font-name="Nimbus Sans L" officeooo:rsid="00159921" officeooo:paragraph-rsid="00159921"/>
    </style:style>
    <style:style style:name="P12" style:family="paragraph" style:parent-style-name="Text_20_body">
      <style:text-properties style:font-name="Nimbus Sans L" officeooo:rsid="0015c38e" officeooo:paragraph-rsid="0015c38e"/>
    </style:style>
    <style:style style:name="P13" style:family="paragraph" style:parent-style-name="Text_20_body">
      <style:text-properties officeooo:paragraph-rsid="0015c38e"/>
    </style:style>
    <style:style style:name="P14" style:family="paragraph" style:parent-style-name="Text_20_body" style:list-style-name="L4">
      <style:text-properties officeooo:rsid="0015c38e" officeooo:paragraph-rsid="0015c38e"/>
    </style:style>
    <style:style style:name="P15" style:family="paragraph" style:parent-style-name="Text_20_body">
      <style:text-properties officeooo:rsid="0015c38e" officeooo:paragraph-rsid="0015c38e"/>
    </style:style>
    <style:style style:name="P16" style:family="paragraph" style:parent-style-name="Heading_20_1">
      <style:text-properties style:font-name="Nimbus Sans L"/>
    </style:style>
    <style:style style:name="P17" style:family="paragraph" style:parent-style-name="Heading_20_3">
      <style:text-properties style:font-name="Nimbus Sans L"/>
    </style:style>
    <style:style style:name="T1" style:family="text">
      <style:text-properties fo:font-weight="bold" style:font-weight-asian="bold" style:font-weight-complex="bold"/>
    </style:style>
    <style:style style:name="T2" style:family="text">
      <style:text-properties style:font-name="Nimbus Sans L"/>
    </style:style>
    <style:style style:name="T3" style:family="text">
      <style:text-properties style:font-name="Nimbus Sans L" officeooo:rsid="00159921"/>
    </style:style>
    <style:style style:name="T4" style:family="text">
      <style:text-properties style:font-name="Nimbus Sans L" officeooo:rsid="0015c38e"/>
    </style:style>
    <style:style style:name="T5" style:family="text">
      <style:text-properties officeooo:rsid="0013a4eb"/>
    </style:style>
    <style:style style:name="T6" style:family="text">
      <style:text-properties officeooo:rsid="00159921"/>
    </style:style>
    <style:style style:name="T7" style:family="text">
      <style:text-properties officeooo:rsid="00169100"/>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Enunciados Marksteine.</text:h>
      <text:p text:style-name="P3"/>
      <text:h text:style-name="P17" text:outline-level="3"><text:span text:style-name="T1">Objetivos generales:</text:span></text:h>
      <text:p text:style-name="P5"><text:line-break/>- Crear un sistema de visualización de hitos históricos en formato “Linea Histórica”.</text:p>
      <text:p text:style-name="P5">- Pueden haber varios tipos de usuarios: Visitantes, <text:span text:style-name="T5">Usuarios, </text:span>Colaboradores, <text:s/><text:span text:style-name="T6">Gestores</text:span> <text:span text:style-name="T6">y Administradores</text:span>.</text:p>
      <text:list xml:id="list5861022373871403113" text:style-name="L1">
        <text:list-item>
          <text:p text:style-name="P6">Visitantes / <text:span text:style-name="T5">Usuarios</text:span>: Pueden realizar consultas y visualizar los resultados.</text:p>
        </text:list-item>
        <text:list-item>
          <text:p text:style-name="P6">Colaboradores: Pueden insertar contenidos para enriquecer el servicio del sistema. (Hitos)</text:p>
        </text:list-item>
        <text:list-item>
          <text:p text:style-name="P6"><text:span text:style-name="T6">Gestores</text:span>: Pueden Asignar nuevos Colaboradores, así como contenidos del sistema específicos (épocas, gobiernos, etc.)</text:p>
        </text:list-item>
        <text:list-item>
          <text:p text:style-name="P11">Administradores: Sera el encargado de crear Gestores, así como algunas configuraciones de tipo administrativa de la aplicación.</text:p>
        </text:list-item>
      </text:list>
      <text:p text:style-name="P5">Los usuarios son jerárquicos y Usuarios es el más bajo en la jerarquía así como Administradores el más alto.</text:p>
      <text:p text:style-name="P5">- Sera un servicio web, con una parte pública para los Visitantes y una parte Privada para los Colaboradores y Administradores.</text:p>
      <text:p text:style-name="P5">- Tecnología: Montado con Symfony y utilizara JavaScript para la parte pública para la consulta de Hitos, reforzado con versiones HTML para temas de SEO. Se intenta que los contenidos no estén ocultos para los robots, creando versiones HTML para que puedan acceder a la información todos los robots.</text:p>
      <text:p text:style-name="P5">- <text:span text:style-name="T6">Debe poder soportar multi-idiomas: Español, Ingles y Aleman.</text:span></text:p>
      <text:p text:style-name="P5"/>
      <text:h text:style-name="P17" text:outline-level="3">Casos de <text:span text:style-name="T5">u</text:span>so globales:</text:h>
      <text:p text:style-name="P4"/>
      <text:h text:style-name="Heading_20_3" text:outline-level="3">Servicio <text:span text:style-name="T6">principal.</text:span></text:h>
      <text:p text:style-name="P4"><text:line-break/>El objetivo principal tener acceso a los hitos históricos de una franja temporal determinada <text:s/>por el usuario así como una zona geográfica.</text:p>
      <text:p text:style-name="P7">- El Home sera un tipo de buscador donde se insertaran los parámetros de búsqueda y rápidamente tendrán acceso a los contenidos. </text:p>
      <text:p text:style-name="P7"><text:soft-page-break/>- Las búsquedas se guardaran en Cookies para la prima visita de esta forma el <text:span text:style-name="T5">Usuario</text:span> <text:span text:style-name="T5">tendrá acceso a la última configuración.</text:span></text:p>
      <text:p text:style-name="P7"><text:span text:style-name="T5">- También se <text:s/>podrán guardar configuraciones, los usuarios registrados. Si el usuario no esta registrado se le invitara a registrarse par que pueda guardar las búsquedas (de forma poco incisiva, ha de ser un servicio amigable)</text:span></text:p>
      <text:p text:style-name="P7">- <text:span text:style-name="T5">Debe contener diversas formas de poder compartir los resultados:</text:span></text:p>
      <text:list xml:id="list6114515924581071527" text:style-name="L2">
        <text:list-item>
          <text:p text:style-name="P8">Iframe.</text:p>
        </text:list-item>
        <text:list-item>
          <text:p text:style-name="P8">Link directo.</text:p>
        </text:list-item>
        <text:list-item>
          <text:p text:style-name="P8">En redes.</text:p>
        </text:list-item>
      </text:list>
      <text:p text:style-name="P9"/>
      <text:h text:style-name="Heading_20_3" text:outline-level="3">Servicio para <text:span text:style-name="T6">Colaboradores</text:span>:</text:h>
      <text:p text:style-name="P2"/>
      <text:p text:style-name="P2">- Los colaboradores podrán añadir contenidos, pero deberán ser verificados por un Gestor.</text:p>
      <text:p text:style-name="P2"/>
      <text:p text:style-name="P2">- Podrán insertar nuevos hitos, épocas y gobiernos. Pero todos los datos deberán ser verificados.</text:p>
      <text:p text:style-name="P2"/>
      <text:p text:style-name="P2">- No podrá eliminar contenidos de otros Usuarios.</text:p>
      <text:p text:style-name="P2"/>
      <text:p text:style-name="P2">- Los Contenidos propios no los podrá eliminar si han sido publicados. Deberá enviar una solicitud de eliminación a su Gestor.</text:p>
      <text:p text:style-name="P2"/>
      <text:p text:style-name="P2">- Cada Colaborador tendrá asignado un Gestor que se encargara de verificar todas los contenidos.</text:p>
      <text:p text:style-name="P2"/>
      <text:p text:style-name="P2">- Un Colaborador podrá convertirse en un Gestor, en ciertas condiciones.</text:p>
      <text:p text:style-name="P2"/>
      <text:p text:style-name="P2"/>
      <text:h text:style-name="Heading_20_3" text:outline-level="3">Servicio para <text:span text:style-name="T6">Gestor</text:span>:</text:h>
      <text:p text:style-name="P3"/>
      <text:p text:style-name="P3">- <text:span text:style-name="T6">El Gestor tendrá Colaboradores asignados a los cuales deberá verificar y controlar.</text:span></text:p>
      <text:p text:style-name="P3">- <text:s/><text:span text:style-name="T6">El Gestor podrá autorizar los contenidos de los Colaboradores asignados. También podrá crear contenidos sin ningún tipo de control.</text:span></text:p>
      <text:p text:style-name="P3">- <text:span text:style-name="T6">Un Gestor no tendrá control en sus contenidos.</text:span></text:p>
      <text:p text:style-name="P3">- <text:span text:style-name="T6">Un Gestor se puede convertir en un Administrador.</text:span></text:p>
      <text:p text:style-name="P3"/>
      <text:h text:style-name="Heading_20_3" text:outline-level="3"><text:soft-page-break/>Servicios para Administradores:</text:h>
      <text:p text:style-name="Text_20_body"/>
      <text:p text:style-name="Text_20_body">- <text:span text:style-name="T3">Los administradores podrán convertir gestores en Administradores.</text:span></text:p>
      <text:p text:style-name="Text_20_body"><text:span text:style-name="T3">- Podrán gestionar tareas especificas de Administración de la aplicación y la comunidad como circulares para comunicación general, boletines, etc.</text:span></text:p>
      <text:p text:style-name="Text_20_body"/>
      <text:h text:style-name="Heading_20_3" text:outline-level="3"><text:span text:style-name="T3">S</text:span><text:span text:style-name="T2">istema de control</text:span></text:h>
      <text:p text:style-name="Text_20_body"/>
      <text:p text:style-name="P13"><text:span text:style-name="T4">Los hitos tendrán un sistema de avisos para que cualquier Usuario incluso Visitantes puedan avisar de erratas o datos incorrectos o mejoras. Estos avisos llegarán al colaborador creador del contenido así como a su Gestor. Estos datos se han de poder contabilizar serán ocultos a los Colaboradores pero si accesibles a todos los Gestores.<text:line-break/>Las incidencias se deberán poder contabilizar:</text:span></text:p>
      <text:list xml:id="list7381044665865922103" text:style-name="L4">
        <text:list-item>
          <text:p text:style-name="P14"><text:span text:style-name="T2">Podremos saber cuantos avisos ha tenido un contenido.</text:span></text:p>
        </text:list-item>
        <text:list-item>
          <text:p text:style-name="P14"><text:span text:style-name="T2">Tiempo de resolución.</text:span></text:p>
        </text:list-item>
        <text:list-item>
          <text:p text:style-name="P14"><text:span text:style-name="T2">Quien creo el contenido.</text:span></text:p>
        </text:list-item>
        <text:list-item>
          <text:p text:style-name="P14"><text:span text:style-name="T2">Quien fue el gestor del contenido.</text:span></text:p>
        </text:list-item>
        <text:list-item>
          <text:p text:style-name="P14"><text:span text:style-name="T2">Tipos de incidencias.</text:span></text:p>
        </text:list-item>
      </text:list>
      <text:p text:style-name="P15"><text:span text:style-name="T2">Todos estos datos deben ser almacenados para su futura consulta estadística y control de Gestores y Colaboradores.</text:span></text:p>
      <text:p text:style-name="P15"/>
      <text:p text:style-name="P12"/>
      <text:p text:style-name="P10"/>
      <text:p text:style-name="P3"/>
      <text:p text:style-name="P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3T18:32:09.292146263</meta:creation-date>
    <dc:date>2017-12-03T23:34:28.939166388</dc:date>
    <meta:editing-duration>PT4H16M6S</meta:editing-duration>
    <meta:editing-cycles>3</meta:editing-cycles>
    <meta:generator>LibreOffice/4.3.3.2$Linux_X86_64 LibreOffice_project/430m0$Build-2</meta:generator>
    <meta:document-statistic meta:table-count="0" meta:image-count="0" meta:object-count="0" meta:page-count="3" meta:paragraph-count="45" meta:word-count="590" meta:character-count="3817" meta:non-whitespace-character-count="3277"/>
  </office:meta>
</office:document-meta>
</file>